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42007E358C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14cm, 3.392cm, 11.185cm, 1.81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859cm" svg:height="11.557cm" svg:x="1cm" svg:y="1cm">
          <draw:image xlink:href="Pictures/10000201000003300000042007E358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26T16:44:24.720323650</dc:date>
    <meta:generator>LibreOffice/4.1.6.2$Linux_X86_64 LibreOffice_project/410m0$Build-2</meta:generator>
    <meta:editing-duration>P0D</meta:editing-duration>
    <meta:editing-cycles>1</meta:editing-cycles>
    <meta:document-statistic meta:object-count="1"/>
  </office:meta>
</office:document-meta>
</file>